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8-05T17:57:24</dc:date>
    <dc:creator>tokai </dc:creator>
    <meta:editing-duration>PT2M17S</meta:editing-duration>
    <meta:editing-cycles>18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1cm" svg:width="13.887cm" svg:height="7.17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501332934257217">
                <text:p>-0.501332934257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94759548659419">
                <text:p>-0.994759548659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94759548659421">
                <text:p>-0.9947595486594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501332934257218">
                <text:p>-0.5013329342572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501332934257217">
                <text:p>0.501332934257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9475954865942">
                <text:p>0.99475954865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73818842371475">
                <text:p>2.73818842371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994759548659422">
                <text:p>0.9947595486594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501332934257219">
                <text:p>0.5013329342572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22460635382238E-015">
                <text:p>1.22460635382238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501332934257216">
                <text:p>-0.5013329342572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994759548659419">
                <text:p>-0.9947595486594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3511410091699">
                <text:p>-2.35114100916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3.92914900291476">
                <text:p>-3.92914900291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3.80422606518061">
                <text:p>-3.804226065180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3.08205297110315">
                <text:p>-3.082052971103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92701469640687">
                <text:p>-1.927014696406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94759548659422">
                <text:p>-0.994759548659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501332934257216">
                <text:p>-0.501332934257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71444889535133E-015">
                <text:p>-1.71444889535133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501332934257212">
                <text:p>0.5013329342572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94759548659419">
                <text:p>0.994759548659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92701469640686">
                <text:p>1.92701469640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3.92914900291475">
                <text:p>3.929149002914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3.08205297110315">
                <text:p>3.082052971103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73818842371475">
                <text:p>2.73818842371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35114100916989">
                <text:p>2.35114100916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2701469640687">
                <text:p>1.927014696406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47249821073871">
                <text:p>1.47249821073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94759548659423">
                <text:p>0.9947595486594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501332934257216">
                <text:p>0.5013329342572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20429143688028E-015">
                <text:p>2.20429143688028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501332934257212">
                <text:p>-0.501332934257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994759548659418">
                <text:p>-0.9947595486594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3.37731170200806">
                <text:p>-3.377311702008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3.80422606518062">
                <text:p>-3.804226065180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3.92914900291476">
                <text:p>-3.929149002914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3.80422606518062">
                <text:p>-3.80422606518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3.37731170200807">
                <text:p>-3.377311702008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73818842371476">
                <text:p>-2.738188423714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94759548659423">
                <text:p>-0.9947595486594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501332934257224">
                <text:p>-0.5013329342572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9.79956133601023E-015">
                <text:p>-9.79956133601023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501332934257204">
                <text:p>0.5013329342572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994759548659418">
                <text:p>0.994759548659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47249821073872">
                <text:p>1.472498210738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92701469640687">
                <text:p>1.927014696406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3511410091699">
                <text:p>2.35114100916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3.92914900291476">
                <text:p>3.92914900291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3.92914900291476">
                <text:p>3.929149002914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3511410091699">
                <text:p>2.35114100916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92701469640687">
                <text:p>1.927014696406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47249821073873">
                <text:p>1.472498210738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99475954865941">
                <text:p>0.994759548659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50133293425721">
                <text:p>0.501332934257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3.92145083766282E-015">
                <text:p>-3.9214508376628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501332934257218">
                <text:p>-0.5013329342572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994759548659417">
                <text:p>-0.9947595486594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1.92701469640685">
                <text:p>-1.927014696406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2.35114100916988">
                <text:p>-2.351141009169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3.08205297110316">
                <text:p>-3.082052971103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3.37731170200807">
                <text:p>-3.377311702008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3.80422606518062">
                <text:p>-3.804226065180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3.92914900291475">
                <text:p>-3.929149002914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3.99210691371309">
                <text:p>-3.992106913713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3.92914900291476">
                <text:p>-3.929149002914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3.80422606518062">
                <text:p>-3.804226065180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3.61930820986408">
                <text:p>-3.619308209864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3.37731170200807">
                <text:p>-3.377311702008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3.08205297110317">
                <text:p>-3.082052971103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2.73818842371475">
                <text:p>-2.738188423714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2.35114100916989">
                <text:p>-2.351141009169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.92701469640686">
                <text:p>-1.927014696406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.47249821073871">
                <text:p>-1.472498210738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994759548659424">
                <text:p>-0.9947595486594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501332934257225">
                <text:p>-0.5013329342572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0.0000000000000107792464190681">
                <text:p>-0.00000000000001077924641906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501332934257203">
                <text:p>0.5013329342572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994759548659403">
                <text:p>0.9947595486594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47249821073872">
                <text:p>1.472498210738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92701469640687">
                <text:p>1.927014696406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2.3511410091699">
                <text:p>2.35114100916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73818842371475">
                <text:p>2.738188423714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3.61930820986407">
                <text:p>3.619308209864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3.92914900291476">
                <text:p>3.929149002914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3.99210691371309">
                <text:p>3.992106913713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3.92914900291476">
                <text:p>3.929149002914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3.80422606518061">
                <text:p>3.804226065180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3.61930820986408">
                <text:p>3.61930820986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3.37731170200806">
                <text:p>3.377311702008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3.08205297110316">
                <text:p>3.082052971103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2.73818842371476">
                <text:p>2.738188423714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2.3511410091699">
                <text:p>2.35114100916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1.92701469640687">
                <text:p>1.927014696406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1.47249821073873">
                <text:p>1.472498210738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994759548659411">
                <text:p>0.9947595486594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501332934257211">
                <text:p>0.5013329342572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2.94176575460492E-015">
                <text:p>-2.9417657546049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